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Trebuchet MS" fo:font-size="12pt" officeooo:rsid="000efd50" officeooo:paragraph-rsid="000efd50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use-window-font-color="true" style:font-name="Trebuchet MS" fo:font-size="12pt" officeooo:rsid="00123e53" officeooo:paragraph-rsid="002d3042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use-window-font-color="true" style:font-name="Trebuchet MS" fo:font-size="12pt" officeooo:rsid="00123e53" officeooo:paragraph-rsid="00123e53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Trebuchet MS" fo:font-size="12pt" officeooo:rsid="0012869f" officeooo:paragraph-rsid="002d3042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use-window-font-color="true" style:font-name="Trebuchet MS" fo:font-size="12pt" officeooo:rsid="00104ffc" officeooo:paragraph-rsid="00104ffc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Trebuchet MS" fo:font-size="12pt" officeooo:rsid="00104ffc" officeooo:paragraph-rsid="002abc47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Trebuchet MS" fo:font-size="12pt" officeooo:rsid="00150a1b" officeooo:paragraph-rsid="00150a1b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Trebuchet MS" fo:font-size="12pt" officeooo:rsid="0015525a" officeooo:paragraph-rsid="0015525a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Trebuchet MS" fo:font-size="12pt" style:text-underline-style="none" fo:font-weight="bold" officeooo:rsid="000efd50" officeooo:paragraph-rsid="000efd50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Trebuchet MS" fo:font-size="12pt" style:text-underline-style="none" fo:font-weight="bold" officeooo:rsid="00175606" officeooo:paragraph-rsid="00175606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Trebuchet MS" fo:font-size="12pt" style:text-underline-style="none" fo:font-weight="bold" officeooo:rsid="00192188" officeooo:paragraph-rsid="00192188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Trebuchet MS" fo:font-size="12pt" style:text-underline-style="none" fo:font-weight="bold" officeooo:rsid="001b112f" officeooo:paragraph-rsid="001b112f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Trebuchet MS" fo:font-size="12pt" style:text-underline-style="none" fo:font-weight="bold" officeooo:rsid="001ce800" officeooo:paragraph-rsid="001ce800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Trebuchet MS" fo:font-size="12pt" style:text-underline-style="none" fo:font-weight="bold" officeooo:rsid="001eace1" officeooo:paragraph-rsid="001eace1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Trebuchet MS" fo:font-size="12pt" style:text-underline-style="none" fo:font-weight="bold" officeooo:rsid="001ec072" officeooo:paragraph-rsid="001ec072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Trebuchet MS" fo:font-size="12pt" style:text-underline-style="none" officeooo:rsid="00171c1e" officeooo:paragraph-rsid="00171c1e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use-window-font-color="true" style:font-name="Trebuchet MS" fo:font-size="12pt" style:text-underline-style="none" officeooo:rsid="00175606" officeooo:paragraph-rsid="00175606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use-window-font-color="true" style:font-name="Trebuchet MS" fo:font-size="12pt" style:text-underline-style="none" officeooo:rsid="00192188" officeooo:paragraph-rsid="00192188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use-window-font-color="true" style:font-name="Trebuchet MS" fo:font-size="12pt" style:text-underline-style="none" officeooo:rsid="00192188" officeooo:paragraph-rsid="001b112f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use-window-font-color="true" style:font-name="Trebuchet MS" fo:font-size="12pt" style:text-underline-style="none" officeooo:rsid="001b112f" officeooo:paragraph-rsid="001b112f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use-window-font-color="true" style:font-name="Trebuchet MS" fo:font-size="12pt" style:text-underline-style="none" officeooo:rsid="001ce800" officeooo:paragraph-rsid="001ce800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font-name="Trebuchet MS" fo:font-size="12pt" style:text-underline-style="none" officeooo:rsid="001eace1" officeooo:paragraph-rsid="001eace1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use-window-font-color="true" style:font-name="Trebuchet MS" fo:font-size="12pt" style:text-underline-style="none" officeooo:rsid="001ec072" officeooo:paragraph-rsid="001ec072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Trebuchet MS" fo:font-size="12pt" fo:font-weight="bold" officeooo:rsid="000efd50" officeooo:paragraph-rsid="000efd50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Trebuchet MS" fo:font-size="12pt" fo:font-weight="bold" officeooo:rsid="00150a1b" officeooo:paragraph-rsid="00150a1b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Trebuchet MS" fo:font-size="12pt" fo:font-weight="bold" officeooo:rsid="0015525a" officeooo:paragraph-rsid="0015525a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Trebuchet MS" fo:font-size="12pt" style:text-underline-style="solid" style:text-underline-width="auto" style:text-underline-color="font-color" officeooo:rsid="0015525a" officeooo:paragraph-rsid="0015525a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use-window-font-color="true" style:font-name="Trebuchet MS" fo:font-size="12pt" style:text-underline-style="solid" style:text-underline-width="auto" style:text-underline-color="font-color" officeooo:rsid="00175606" officeooo:paragraph-rsid="00175606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style:use-window-font-color="true" style:font-name="Trebuchet MS" fo:font-size="12pt" style:text-underline-style="solid" style:text-underline-width="auto" style:text-underline-color="font-color" officeooo:rsid="001b112f" officeooo:paragraph-rsid="001b112f" style:font-size-asian="12pt" style:font-size-complex="12pt"/>
    </style:style>
    <style:style style:name="P30" style:family="paragraph" style:parent-style-name="Standard">
      <style:text-properties style:font-name="Trebuchet MS" officeooo:rsid="0020c10c" officeooo:paragraph-rsid="0020c10c"/>
    </style:style>
    <style:style style:name="P31" style:family="paragraph" style:parent-style-name="Standard">
      <style:text-properties style:font-name="Trebuchet MS" officeooo:rsid="0020c10c" officeooo:paragraph-rsid="0023af0a"/>
    </style:style>
    <style:style style:name="P32" style:family="paragraph" style:parent-style-name="Standard">
      <style:text-properties style:font-name="Trebuchet MS" officeooo:rsid="0020c10c" officeooo:paragraph-rsid="002f7eff"/>
    </style:style>
    <style:style style:name="P33" style:family="paragraph" style:parent-style-name="Standard">
      <style:text-properties style:font-name="Trebuchet MS" officeooo:rsid="0023af0a" officeooo:paragraph-rsid="0023af0a"/>
    </style:style>
    <style:style style:name="P34" style:family="paragraph" style:parent-style-name="Standard">
      <style:text-properties style:font-name="Trebuchet MS" officeooo:rsid="00245aa7" officeooo:paragraph-rsid="00245aa7"/>
    </style:style>
    <style:style style:name="P35" style:family="paragraph" style:parent-style-name="Standard">
      <style:text-properties style:font-name="Trebuchet MS" officeooo:rsid="0005744e" officeooo:paragraph-rsid="0005744e"/>
    </style:style>
    <style:style style:name="P36" style:family="paragraph" style:parent-style-name="Standard">
      <style:text-properties style:font-name="Trebuchet MS" officeooo:rsid="0026312f" officeooo:paragraph-rsid="0028391e"/>
    </style:style>
    <style:style style:name="P37" style:family="paragraph" style:parent-style-name="Standard">
      <style:text-properties style:font-name="Trebuchet MS" officeooo:rsid="0006105d" officeooo:paragraph-rsid="0006105d"/>
    </style:style>
    <style:style style:name="P38" style:family="paragraph" style:parent-style-name="Standard">
      <style:text-properties style:font-name="Trebuchet MS" officeooo:rsid="00076041" officeooo:paragraph-rsid="00076041"/>
    </style:style>
    <style:style style:name="P39" style:family="paragraph" style:parent-style-name="Standard">
      <style:text-properties style:font-name="Trebuchet MS" officeooo:rsid="00076041" officeooo:paragraph-rsid="0008be7c"/>
    </style:style>
    <style:style style:name="P40" style:family="paragraph" style:parent-style-name="Standard">
      <style:text-properties style:font-name="Trebuchet MS" officeooo:rsid="00093cbe" officeooo:paragraph-rsid="00093cbe"/>
    </style:style>
    <style:style style:name="P41" style:family="paragraph" style:parent-style-name="Standard">
      <style:text-properties style:font-name="Trebuchet MS" officeooo:paragraph-rsid="0008be7c"/>
    </style:style>
    <style:style style:name="P42" style:family="paragraph" style:parent-style-name="Standard">
      <style:text-properties style:font-name="Trebuchet MS" officeooo:rsid="000a89c2" officeooo:paragraph-rsid="000a89c2"/>
    </style:style>
    <style:style style:name="P43" style:family="paragraph" style:parent-style-name="Standard">
      <style:text-properties style:font-name="Trebuchet MS" officeooo:rsid="000b869c" officeooo:paragraph-rsid="000b869c"/>
    </style:style>
    <style:style style:name="P44" style:family="paragraph" style:parent-style-name="Standard">
      <style:text-properties style:font-name="Trebuchet MS" officeooo:rsid="000c49d6" officeooo:paragraph-rsid="000c49d6"/>
    </style:style>
    <style:style style:name="P45" style:family="paragraph" style:parent-style-name="Standard">
      <style:text-properties style:font-name="Trebuchet MS" officeooo:rsid="000c746f" officeooo:paragraph-rsid="000c746f"/>
    </style:style>
    <style:style style:name="P46" style:family="paragraph" style:parent-style-name="Standard">
      <style:text-properties style:font-name="Trebuchet MS" officeooo:rsid="000dfc94" officeooo:paragraph-rsid="000dfc94"/>
    </style:style>
    <style:style style:name="P47" style:family="paragraph" style:parent-style-name="Standard">
      <style:text-properties style:font-name="Trebuchet MS" officeooo:rsid="000efd50" officeooo:paragraph-rsid="000efd50"/>
    </style:style>
    <style:style style:name="P48" style:family="paragraph" style:parent-style-name="Standard">
      <style:text-properties style:font-name="Trebuchet MS" officeooo:rsid="002665c5" officeooo:paragraph-rsid="0028391e"/>
    </style:style>
    <style:style style:name="P49" style:family="paragraph" style:parent-style-name="Standard">
      <style:text-properties style:font-name="Trebuchet MS" officeooo:rsid="0028391e" officeooo:paragraph-rsid="0028391e"/>
    </style:style>
    <style:style style:name="P50" style:family="paragraph" style:parent-style-name="Standard">
      <style:paragraph-properties fo:text-align="start" style:justify-single-word="false"/>
      <style:text-properties style:font-name="Trebuchet MS" officeooo:rsid="00104ffc" officeooo:paragraph-rsid="00104ffc"/>
    </style:style>
    <style:style style:name="P51" style:family="paragraph" style:parent-style-name="Standard">
      <style:paragraph-properties fo:text-align="start" style:justify-single-word="false"/>
      <style:text-properties style:font-name="Trebuchet MS" officeooo:rsid="00123e53" officeooo:paragraph-rsid="002d3042"/>
    </style:style>
    <style:style style:name="P52" style:family="paragraph" style:parent-style-name="Standard">
      <style:paragraph-properties fo:text-align="start" style:justify-single-word="false"/>
      <style:text-properties style:font-name="Trebuchet MS" style:text-underline-style="none" officeooo:rsid="0015525a" officeooo:paragraph-rsid="0015525a"/>
    </style:style>
    <style:style style:name="P53" style:family="paragraph" style:parent-style-name="Standard">
      <style:paragraph-properties fo:text-align="start" style:justify-single-word="false"/>
      <style:text-properties style:font-name="Trebuchet MS" style:text-underline-style="none" officeooo:rsid="00192188" officeooo:paragraph-rsid="00192188"/>
    </style:style>
    <style:style style:name="P54" style:family="paragraph" style:parent-style-name="Standard">
      <style:paragraph-properties fo:text-align="start" style:justify-single-word="false"/>
      <style:text-properties style:font-name="Trebuchet MS" style:text-underline-style="none" officeooo:rsid="00192188" officeooo:paragraph-rsid="001b112f"/>
    </style:style>
    <style:style style:name="P55" style:family="paragraph" style:parent-style-name="Standard">
      <style:paragraph-properties fo:text-align="start" style:justify-single-word="false"/>
      <style:text-properties style:font-name="Trebuchet MS" style:text-underline-style="none" officeooo:rsid="001ce800" officeooo:paragraph-rsid="001ce800"/>
    </style:style>
    <style:style style:name="P56" style:family="paragraph" style:parent-style-name="Standard">
      <style:paragraph-properties fo:text-align="start" style:justify-single-word="false"/>
      <style:text-properties style:font-name="Trebuchet MS" style:text-underline-style="none" officeooo:rsid="001ec072" officeooo:paragraph-rsid="001ec072"/>
    </style:style>
    <style:style style:name="P57" style:family="paragraph" style:parent-style-name="Standard">
      <style:text-properties style:font-name="Trebuchet MS" fo:font-weight="bold" officeooo:rsid="0020c10c" officeooo:paragraph-rsid="0020c10c" style:font-weight-asian="bold" style:font-weight-complex="bold"/>
    </style:style>
    <style:style style:name="P58" style:family="paragraph" style:parent-style-name="Standard">
      <style:text-properties style:font-name="Trebuchet MS" fo:font-weight="bold" officeooo:rsid="00076041" officeooo:paragraph-rsid="00076041" style:font-weight-asian="bold" style:font-weight-complex="bold"/>
    </style:style>
    <style:style style:name="P59" style:family="paragraph" style:parent-style-name="Standard">
      <style:text-properties style:font-name="Trebuchet MS" fo:font-weight="bold" officeooo:rsid="00093cbe" officeooo:paragraph-rsid="00093cbe" style:font-weight-asian="bold" style:font-weight-complex="bold"/>
    </style:style>
    <style:style style:name="P60" style:family="paragraph" style:parent-style-name="Standard">
      <style:text-properties style:font-name="Trebuchet MS" fo:font-weight="bold" officeooo:rsid="000b869c" officeooo:paragraph-rsid="000b869c" style:font-weight-asian="bold" style:font-weight-complex="bold"/>
    </style:style>
    <style:style style:name="P61" style:family="paragraph" style:parent-style-name="Standard">
      <style:text-properties style:font-name="Trebuchet MS" fo:font-weight="bold" officeooo:rsid="000c49d6" officeooo:paragraph-rsid="000c49d6" style:font-weight-asian="bold" style:font-weight-complex="bold"/>
    </style:style>
    <style:style style:name="P62" style:family="paragraph" style:parent-style-name="Standard">
      <style:text-properties style:font-name="Trebuchet MS" fo:font-weight="bold" officeooo:rsid="000c746f" officeooo:paragraph-rsid="000c746f" style:font-weight-asian="bold" style:font-weight-complex="bold"/>
    </style:style>
    <style:style style:name="P63" style:family="paragraph" style:parent-style-name="Standard">
      <style:text-properties style:font-name="Trebuchet MS" fo:font-weight="bold" officeooo:rsid="0029ddbb" officeooo:paragraph-rsid="0029ddbb" style:font-weight-asian="bold" style:font-weight-complex="bold"/>
    </style:style>
    <style:style style:name="P64" style:family="paragraph" style:parent-style-name="Standard">
      <style:text-properties style:font-name="Trebuchet MS" fo:font-weight="bold" officeooo:rsid="000dfc94" officeooo:paragraph-rsid="000dfc94" style:font-weight-asian="bold" style:font-weight-complex="bold"/>
    </style:style>
    <style:style style:name="P65" style:family="paragraph" style:parent-style-name="Standard">
      <style:text-properties style:font-name="Trebuchet MS" fo:font-weight="bold" officeooo:rsid="000efd50" officeooo:paragraph-rsid="000efd50" style:font-weight-asian="bold" style:font-weight-complex="bold"/>
    </style:style>
    <style:style style:name="P66" style:family="paragraph" style:parent-style-name="Standard">
      <style:text-properties style:font-name="Trebuchet MS" fo:font-weight="bold" officeooo:rsid="002f7eff" officeooo:paragraph-rsid="002f7eff" style:font-weight-asian="bold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Trebuchet MS" fo:font-size="11pt" fo:font-style="italic" officeooo:rsid="00123e53" officeooo:paragraph-rsid="002d3042" style:font-size-asian="11pt" style:font-style-asian="italic" style:font-size-complex="11pt" style:font-style-complex="italic"/>
    </style:style>
    <style:style style:name="P68" style:family="paragraph" style:parent-style-name="Standard">
      <style:text-properties style:font-name="Trebuchet MS" fo:font-weight="normal" officeooo:rsid="000dfc94" officeooo:paragraph-rsid="000dfc94" style:font-weight-asian="normal" style:font-weight-complex="normal"/>
    </style:style>
    <style:style style:name="P69" style:family="paragraph" style:parent-style-name="Standard">
      <style:text-properties style:font-name="Trebuchet MS" fo:font-weight="normal" officeooo:rsid="002f7eff" officeooo:paragraph-rsid="002f7eff" style:font-weight-asian="normal" style:font-weight-complex="normal"/>
    </style:style>
    <style:style style:name="P70" style:family="paragraph" style:parent-style-name="Standard">
      <style:text-properties style:font-name="Trebuchet MS" style:text-underline-style="solid" style:text-underline-width="auto" style:text-underline-color="font-color" fo:font-weight="bold" officeooo:rsid="002f7eff" officeooo:paragraph-rsid="002f7eff" style:font-weight-asian="bold" style:font-weight-complex="bold"/>
    </style:style>
    <style:style style:name="P71" style:family="paragraph" style:parent-style-name="Standard">
      <style:text-properties style:font-name="Trebuchet MS" officeooo:rsid="002f7eff" officeooo:paragraph-rsid="002f7eff"/>
    </style:style>
    <style:style style:name="P72" style:family="paragraph" style:parent-style-name="Standard">
      <style:text-properties fo:color="#666666" style:font-name="Trebuchet MS" fo:font-size="11pt" fo:font-style="italic" officeooo:rsid="000c49d6" officeooo:paragraph-rsid="000c49d6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text-align="start" style:justify-single-word="false"/>
      <style:text-properties style:font-name="Lucida Console" fo:font-size="11pt" fo:font-weight="normal" officeooo:rsid="00123e53" officeooo:paragraph-rsid="002d3042" style:font-size-asian="11pt" style:font-weight-asian="normal" style:font-size-complex="11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ucida Console" fo:font-size="11pt" officeooo:rsid="00123e53" officeooo:paragraph-rsid="002d3042" style:font-size-asian="11pt" style:font-size-complex="11pt"/>
    </style:style>
    <style:style style:name="P75" style:family="paragraph" style:parent-style-name="Standard">
      <style:paragraph-properties fo:text-align="start" style:justify-single-word="false"/>
      <style:text-properties fo:color="#000000" style:font-name="Trebuchet MS" fo:font-size="12pt" fo:font-style="normal" officeooo:rsid="0012869f" officeooo:paragraph-rsid="002d3042" style:font-size-asian="12pt" style:font-style-asian="normal" style:font-size-complex="12pt" style:font-style-complex="normal"/>
    </style:style>
    <style:style style:name="P76" style:family="paragraph" style:parent-style-name="Standard">
      <style:paragraph-properties fo:text-align="start" style:justify-single-word="false"/>
      <style:text-properties fo:color="#000000" style:font-name="Trebuchet MS" fo:font-size="12pt" fo:font-style="normal" officeooo:rsid="00123e53" officeooo:paragraph-rsid="002d3042" style:font-size-asian="12pt" style:font-style-asian="normal" style:font-size-complex="12pt" style:font-style-complex="normal"/>
    </style:style>
    <style:style style:name="P77" style:family="paragraph" style:parent-style-name="Heading">
      <style:paragraph-properties fo:text-align="end" style:justify-single-word="false"/>
      <style:text-properties fo:font-size="12pt" style:font-size-asian="12pt" style:font-size-complex="12pt"/>
    </style:style>
    <style:style style:name="P78" style:family="paragraph" style:parent-style-name="Heading">
      <style:paragraph-properties fo:text-align="end" style:justify-single-word="false"/>
      <style:text-properties fo:font-size="12pt" officeooo:rsid="002937ed" officeooo:paragraph-rsid="002937ed" style:font-size-asian="12pt" style:font-size-complex="12pt"/>
    </style:style>
    <style:style style:name="P79" style:family="paragraph" style:parent-style-name="Heading">
      <style:paragraph-properties fo:text-align="end" style:justify-single-word="false"/>
      <style:text-properties officeooo:paragraph-rsid="002937ed"/>
    </style:style>
    <style:style style:name="P80" style:family="paragraph" style:parent-style-name="Text_20_body">
      <style:text-properties style:font-name="Trebuchet MS"/>
    </style:style>
    <style:style style:name="P81" style:family="paragraph" style:parent-style-name="Subtitle">
      <style:text-properties style:font-name="Trebuchet MS"/>
    </style:style>
    <style:style style:name="P82" style:family="paragraph" style:parent-style-name="Title">
      <style:text-properties style:font-name="Trebuchet MS"/>
    </style:style>
    <style:style style:name="P83" style:family="paragraph" style:parent-style-name="Standard">
      <style:text-properties style:font-name="Trebuchet MS" officeooo:rsid="002f7eff" officeooo:paragraph-rsid="002f7eff"/>
    </style:style>
    <style:style style:name="P84" style:family="paragraph" style:parent-style-name="Standard">
      <style:text-properties style:font-name="Trebuchet MS" fo:font-weight="bold" officeooo:rsid="0020c10c" officeooo:paragraph-rsid="0020c10c" style:font-weight-asian="bold" style:font-weight-complex="bold"/>
    </style:style>
    <style:style style:name="P85" style:family="paragraph" style:parent-style-name="Standard" style:list-style-name="L1">
      <style:text-properties style:font-name="Trebuchet MS" officeooo:rsid="0023af0a" officeooo:paragraph-rsid="0023af0a"/>
    </style:style>
    <style:style style:name="P86" style:family="paragraph" style:parent-style-name="Standard" style:list-style-name="L2">
      <style:text-properties style:font-name="Trebuchet MS" officeooo:rsid="00245aa7" officeooo:paragraph-rsid="00245aa7"/>
    </style:style>
    <style:style style:name="P87" style:family="paragraph" style:parent-style-name="Standard" style:list-style-name="">
      <style:paragraph-properties fo:text-align="start" style:justify-single-word="false"/>
      <style:text-properties style:font-name="Trebuchet MS" fo:font-size="11pt" fo:font-weight="normal" officeooo:rsid="002d3042" officeooo:paragraph-rsid="002d3042" style:font-size-asian="11pt" style:font-weight-asian="normal" style:font-size-complex="11pt" style:font-weight-complex="normal"/>
    </style:style>
    <style:style style:name="P88" style:family="paragraph" style:parent-style-name="Standard">
      <style:text-properties style:font-name="Trebuchet MS" style:text-underline-style="solid" style:text-underline-width="auto" style:text-underline-color="font-color" officeooo:rsid="00245aa7" officeooo:paragraph-rsid="00245aa7"/>
    </style:style>
    <style:style style:name="P89" style:family="paragraph" style:parent-style-name="Standard" style:list-style-name="L2">
      <style:text-properties style:font-name="Trebuchet MS" style:text-underline-style="solid" style:text-underline-width="auto" style:text-underline-color="font-color" officeooo:rsid="00245aa7" officeooo:paragraph-rsid="00245aa7"/>
    </style:style>
    <style:style style:name="P90" style:family="paragraph" style:parent-style-name="Standard" style:list-style-name="">
      <style:paragraph-properties fo:text-align="start" style:justify-single-word="false"/>
      <style:text-properties style:use-window-font-color="true" style:font-name="Trebuchet MS" fo:font-size="12pt" officeooo:rsid="0012869f" officeooo:paragraph-rsid="002d3042" style:font-size-asian="12pt" style:font-size-complex="12pt"/>
    </style:style>
    <style:style style:name="P91" style:family="paragraph" style:parent-style-name="Standard">
      <style:paragraph-properties fo:text-align="start" style:justify-single-word="false"/>
      <style:text-properties style:use-window-font-color="true" style:font-name="Trebuchet MS" fo:font-size="12pt" officeooo:rsid="0031b8d8" officeooo:paragraph-rsid="0031b8d8" style:font-size-asian="12pt" style:font-size-complex="12pt"/>
    </style:style>
    <style:style style:name="P92" style:family="paragraph" style:parent-style-name="Standard" style:list-style-name="">
      <style:paragraph-properties fo:text-align="start" style:justify-single-word="false"/>
      <style:text-properties style:use-window-font-color="true" style:font-name="Trebuchet MS" fo:font-size="12pt" fo:font-weight="bold" officeooo:rsid="002d3042" officeooo:paragraph-rsid="002d3042" style:font-size-asian="12pt" style:font-weight-asian="bold" style:font-size-complex="12pt" style:font-weight-complex="bold"/>
    </style:style>
    <style:style style:name="P93" style:family="paragraph" style:parent-style-name="Standard" style:list-style-name="">
      <style:paragraph-properties fo:text-align="start" style:justify-single-word="false"/>
      <style:text-properties style:use-window-font-color="true" style:font-name="Trebuchet MS" fo:font-size="12pt" fo:font-weight="bold" officeooo:rsid="0012869f" officeooo:paragraph-rsid="002d3042" style:font-size-asian="12pt" style:font-weight-asian="bold" style:font-size-complex="12pt" style:font-weight-complex="bold"/>
    </style:style>
    <style:style style:name="P94" style:family="paragraph" style:parent-style-name="Standard" style:list-style-name="">
      <style:paragraph-properties fo:text-align="start" style:justify-single-word="false"/>
      <style:text-properties style:use-window-font-color="true" style:font-name="Trebuchet MS" fo:font-size="12pt" fo:font-weight="normal" officeooo:rsid="002d3042" officeooo:paragraph-rsid="002d3042" style:font-size-asian="12pt" style:font-weight-asian="normal" style:font-size-complex="12pt" style:font-weight-complex="normal"/>
    </style:style>
    <style:style style:name="P95" style:family="paragraph" style:parent-style-name="Standard" style:list-style-name="">
      <style:paragraph-properties fo:text-align="start" style:justify-single-word="false"/>
      <style:text-properties style:use-window-font-color="true" style:font-name="Lucida Console" fo:font-size="11pt" fo:font-weight="normal" officeooo:rsid="002d3042" officeooo:paragraph-rsid="002d3042" style:font-size-asian="11pt" style:font-weight-asian="normal" style:font-size-complex="11pt" style:font-weight-complex="normal"/>
    </style:style>
    <style:style style:name="P96" style:family="paragraph" style:parent-style-name="Standard" style:list-style-name="">
      <style:paragraph-properties fo:text-align="start" style:justify-single-word="false"/>
      <style:text-properties style:use-window-font-color="true" style:font-name="Lucida Console" fo:font-size="12pt" fo:font-weight="normal" officeooo:rsid="0012869f" officeooo:paragraph-rsid="002d3042" style:font-size-asian="12pt" style:font-weight-asian="normal" style:font-size-complex="12pt" style:font-weight-complex="normal"/>
    </style:style>
    <style:style style:name="P97" style:family="paragraph" style:parent-style-name="Standard" style:list-style-name="">
      <style:paragraph-properties fo:text-align="start" style:justify-single-word="false"/>
      <style:text-properties style:font-name="Lucida Console" fo:font-size="11pt" fo:font-weight="normal" officeooo:rsid="00123e53" officeooo:paragraph-rsid="002d3042" style:font-size-asian="11pt" style:font-weight-asian="normal" style:font-size-complex="11pt" style:font-weight-complex="normal"/>
    </style:style>
    <style:style style:name="P98" style:family="paragraph" style:parent-style-name="Heading_20_1">
      <style:text-properties fo:font-size="14pt" officeooo:rsid="002f7eff" officeooo:paragraph-rsid="002f7eff" style:font-size-asian="14pt" style:font-size-complex="14pt"/>
    </style:style>
    <style:style style:name="P99" style:family="paragraph" style:parent-style-name="Heading_20_1">
      <style:text-properties fo:font-size="14pt" officeooo:paragraph-rsid="002937ed" style:font-size-asian="14pt" style:font-size-complex="14pt"/>
    </style:style>
    <style:style style:name="P100" style:family="paragraph" style:parent-style-name="Heading_20_1">
      <style:text-properties fo:font-size="18pt" style:font-size-asian="18pt" style:font-size-complex="18pt"/>
    </style:style>
    <style:style style:name="P101" style:family="paragraph" style:parent-style-name="Heading_20_1">
      <style:paragraph-properties fo:break-before="page"/>
    </style:style>
    <style:style style:name="P102" style:family="paragraph" style:parent-style-name="Heading_20_1">
      <style:paragraph-properties fo:break-before="page"/>
      <style:text-properties officeooo:paragraph-rsid="002937ed"/>
    </style:style>
    <style:style style:name="P103" style:family="paragraph" style:parent-style-name="Heading_20_1">
      <style:paragraph-properties fo:break-before="page"/>
      <style:text-properties fo:font-size="18pt" style:font-size-asian="18pt" style:font-size-complex="18pt"/>
    </style:style>
    <style:style style:name="P104" style:family="paragraph" style:parent-style-name="Heading_20_1">
      <style:paragraph-properties fo:break-before="page"/>
      <style:text-properties fo:font-size="18pt" officeooo:paragraph-rsid="002d3042" style:font-size-asian="18pt" style:font-size-complex="18pt"/>
    </style:style>
    <style:style style:name="T1" style:family="text">
      <style:text-properties officeooo:rsid="0007604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officeooo:rsid="002f7eff" style:font-weight-asian="bold" style:font-weight-complex="bold"/>
    </style:style>
    <style:style style:name="T4" style:family="text">
      <style:text-properties officeooo:rsid="0008be7c"/>
    </style:style>
    <style:style style:name="T5" style:family="text">
      <style:text-properties officeooo:rsid="000a89c2"/>
    </style:style>
    <style:style style:name="T6" style:family="text">
      <style:text-properties officeooo:rsid="000b869c"/>
    </style:style>
    <style:style style:name="T7" style:family="text">
      <style:text-properties officeooo:rsid="000c49d6"/>
    </style:style>
    <style:style style:name="T8" style:family="text">
      <style:text-properties officeooo:rsid="000dfc94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size="12pt" style:font-size-asian="12pt" style:font-size-complex="12pt"/>
    </style:style>
    <style:style style:name="T11" style:family="text">
      <style:text-properties style:use-window-font-color="true" fo:font-size="12pt" officeooo:rsid="00123e53" style:font-size-asian="12pt" style:font-size-complex="12pt"/>
    </style:style>
    <style:style style:name="T12" style:family="text">
      <style:text-properties style:use-window-font-color="true" fo:font-size="12pt" officeooo:rsid="00150a1b" style:font-size-asian="12pt" style:font-size-complex="12pt"/>
    </style:style>
    <style:style style:name="T13" style:family="text">
      <style:text-properties style:use-window-font-color="true" fo:font-size="12pt" officeooo:rsid="0012869f" style:font-size-asian="12pt" style:font-size-complex="12pt"/>
    </style:style>
    <style:style style:name="T14" style:family="text">
      <style:text-properties style:use-window-font-color="true" fo:font-size="12pt" officeooo:rsid="00171c1e" style:font-size-asian="12pt" style:font-size-complex="12pt"/>
    </style:style>
    <style:style style:name="T15" style:family="text">
      <style:text-properties style:use-window-font-color="true" fo:font-size="12pt" officeooo:rsid="001b112f" style:font-size-asian="12pt" style:font-size-complex="12pt"/>
    </style:style>
    <style:style style:name="T16" style:family="text">
      <style:text-properties style:use-window-font-color="true" fo:font-size="12pt" officeooo:rsid="002937ed" style:font-size-asian="12pt" style:font-size-complex="12pt"/>
    </style:style>
    <style:style style:name="T17" style:family="text">
      <style:text-properties style:use-window-font-color="true" fo:font-size="12pt" officeooo:rsid="002e4540" style:font-size-asian="12pt" style:font-size-complex="12pt"/>
    </style:style>
    <style:style style:name="T18" style:family="text">
      <style:text-properties style:use-window-font-color="true" fo:font-size="12pt" officeooo:rsid="002eddc5" style:font-size-asian="12pt" style:font-size-complex="12pt"/>
    </style:style>
    <style:style style:name="T19" style:family="text">
      <style:text-properties style:use-window-font-color="true" officeooo:rsid="00150a1b"/>
    </style:style>
    <style:style style:name="T20" style:family="text">
      <style:text-properties style:use-window-font-color="true" officeooo:rsid="002abc47"/>
    </style:style>
    <style:style style:name="T21" style:family="text">
      <style:text-properties style:use-window-font-color="true" style:font-name="Lucida Console"/>
    </style:style>
    <style:style style:name="T22" style:family="text">
      <style:text-properties style:use-window-font-color="true" style:font-name="Lucida Console" fo:font-size="11pt" style:font-size-asian="11pt" style:font-size-complex="11pt"/>
    </style:style>
    <style:style style:name="T23" style:family="text">
      <style:text-properties style:use-window-font-color="true" officeooo:rsid="0012869f"/>
    </style:style>
    <style:style style:name="T24" style:family="text">
      <style:text-properties style:use-window-font-color="true" officeooo:rsid="00104ffc"/>
    </style:style>
    <style:style style:name="T25" style:family="text">
      <style:text-properties style:use-window-font-color="true" officeooo:rsid="002d3042"/>
    </style:style>
    <style:style style:name="T26" style:family="text">
      <style:text-properties style:use-window-font-color="true" officeooo:rsid="0030977f"/>
    </style:style>
    <style:style style:name="T27" style:family="text">
      <style:text-properties style:use-window-font-color="true" style:text-underline-style="solid" style:text-underline-width="auto" style:text-underline-color="font-color" officeooo:rsid="0030977f"/>
    </style:style>
    <style:style style:name="T28" style:family="text">
      <style:text-properties style:use-window-font-color="true" style:text-underline-style="solid" style:text-underline-width="auto" style:text-underline-color="font-color" officeooo:rsid="002d3042"/>
    </style:style>
    <style:style style:name="T29" style:family="text">
      <style:text-properties style:use-window-font-color="true" style:text-line-through-style="solid" style:text-line-through-type="single" style:text-underline-style="solid" style:text-underline-width="auto" style:text-underline-color="font-color" officeooo:rsid="0030977f"/>
    </style:style>
    <style:style style:name="T30" style:family="text">
      <style:text-properties style:use-window-font-color="true" style:text-line-through-style="solid" style:text-line-through-type="single" style:text-underline-style="solid" style:text-underline-width="auto" style:text-underline-color="font-color" officeooo:rsid="002d3042"/>
    </style:style>
    <style:style style:name="T31" style:family="text">
      <style:text-properties style:use-window-font-color="true" style:text-line-through-style="none" style:text-line-through-type="none" style:text-underline-style="solid" style:text-underline-width="auto" style:text-underline-color="font-color" officeooo:rsid="0030977f"/>
    </style:style>
    <style:style style:name="T32" style:family="text">
      <style:text-properties style:use-window-font-color="true" style:text-line-through-style="none" style:text-line-through-type="none" style:text-underline-style="solid" style:text-underline-width="auto" style:text-underline-color="font-color" officeooo:rsid="002d3042"/>
    </style:style>
    <style:style style:name="T33" style:family="text">
      <style:text-properties style:use-window-font-color="true" style:text-line-through-style="none" style:text-line-through-type="none" style:text-underline-style="none" officeooo:rsid="0030977f"/>
    </style:style>
    <style:style style:name="T34" style:family="text">
      <style:text-properties style:use-window-font-color="true" style:text-line-through-style="none" style:text-line-through-type="none" style:text-underline-style="none" officeooo:rsid="002d3042"/>
    </style:style>
    <style:style style:name="T35" style:family="text">
      <style:text-properties officeooo:rsid="0012869f"/>
    </style:style>
    <style:style style:name="T36" style:family="text">
      <style:text-properties officeooo:rsid="00145d55"/>
    </style:style>
    <style:style style:name="T37" style:family="text">
      <style:text-properties officeooo:rsid="00150a1b"/>
    </style:style>
    <style:style style:name="T38" style:family="text">
      <style:text-properties officeooo:rsid="00224ba8"/>
    </style:style>
    <style:style style:name="T39" style:family="text">
      <style:text-properties officeooo:rsid="0023af0a"/>
    </style:style>
    <style:style style:name="T40" style:family="text">
      <style:text-properties officeooo:rsid="00245aa7"/>
    </style:style>
    <style:style style:name="T41" style:family="text">
      <style:text-properties officeooo:rsid="002665c5"/>
    </style:style>
    <style:style style:name="T42" style:family="text">
      <style:text-properties officeooo:rsid="0028391e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fo:font-size="12pt" officeooo:rsid="002937ed" style:font-size-asian="12pt" style:font-size-complex="12pt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29ddbb" style:font-weight-asian="bold" style:font-weight-complex="bold"/>
    </style:style>
    <style:style style:name="T47" style:family="text">
      <style:text-properties officeooo:rsid="0029ddbb"/>
    </style:style>
    <style:style style:name="T48" style:family="text">
      <style:text-properties fo:color="#666666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9" style:family="text">
      <style:text-properties fo:color="#666666" fo:font-size="11pt" fo:font-style="italic" style:font-size-asian="11pt" style:font-style-asian="italic" style:font-size-complex="11pt" style:font-style-complex="italic"/>
    </style:style>
    <style:style style:name="T50" style:family="text">
      <style:text-properties fo:color="#666666" fo:font-size="11pt" fo:font-style="italic" officeooo:rsid="000c746f" style:font-size-asian="11pt" style:font-style-asian="italic" style:font-size-complex="11pt" style:font-style-complex="italic"/>
    </style:style>
    <style:style style:name="T51" style:family="text">
      <style:text-properties officeooo:rsid="002f7eff"/>
    </style:style>
    <style:style style:name="T52" style:family="text">
      <style:text-properties style:text-underline-style="none"/>
    </style:style>
    <style:style style:name="T53" style:family="text">
      <style:text-properties style:text-underline-style="none" fo:font-weight="normal" officeooo:rsid="002f7eff" style:font-weight-asian="normal" style:font-weight-complex="normal"/>
    </style:style>
    <style:style style:name="T54" style:family="text">
      <style:text-properties fo:font-size="18pt" style:font-size-asian="18pt" style:font-size-complex="18pt"/>
    </style:style>
    <style:style style:name="T55" style:family="text">
      <style:text-properties officeooo:rsid="0031b8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/>
      <text:p text:style-name="P82"/>
      <text:p text:style-name="Title">Proyecto Compiladores e Interpretes</text:p>
      <text:p text:style-name="P80"/>
      <text:p text:style-name="Subtitle"/>
      <text:p text:style-name="Subtitle">Etapa <text:span text:style-name="T51">2</text:span></text:p>
      <text:p text:style-name="Subtitle">Analizador <text:span text:style-name="T51">Sintáctico</text:span></text:p>
      <text:p text:style-name="P81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77">Rodrigo Díaz Figueroa</text:p>
      <text:p text:style-name="P79"><text:span text:style-name="T43">LU 9740</text:span><text:span text:style-name="T44">0</text:span></text:p>
      <text:p text:style-name="P78"/>
      <text:h text:style-name="P102" text:outline-level="1">Clases utilizadas y decisiones de diseño</text:h>
      <text:h text:style-name="P98" text:outline-level="1">Cambios desde la última etapa:</text:h>
      <text:p text:style-name="P71">Se cambio el nombre a la Utilidades por Utl.</text:p>
      <text:p text:style-name="P71">Se agregaron las clases AnalizadorSintactico y SintacticException</text:p>
      <text:h text:style-name="P99" text:outline-level="1">Clases:</text:h>
      <text:p text:style-name="P57">AnalizadorLexico</text:p>
      <text:p text:style-name="P66">AnalizadorSintáctico</text:p>
      <text:p text:style-name="P57">Principal</text:p>
      <text:p text:style-name="P57">EntradaSalida</text:p>
      <text:p text:style-name="P57">Token</text:p>
      <text:p text:style-name="P57">Ut<text:span text:style-name="T51">l</text:span></text:p>
      <text:p text:style-name="P57">LexicoException</text:p>
      <text:p text:style-name="P66">SintacticException</text:p>
      <text:p text:style-name="P66"/>
      <text:p text:style-name="P70">Nuevas clases:</text:p>
      <text:p text:style-name="P57"/>
      <text:p text:style-name="P32"><text:span text:style-name="T3">AnalizadorSintáctico</text:span><text:span text:style-name="T45">:</text:span></text:p>
      <text:p text:style-name="P30">Se encarga de <text:span text:style-name="T51">analizar la sintaxis del archivo a través de los tokens que recibe del Analizador Léxico y de lanzar excepciones de tipo SintacticException.</text:span></text:p>
      <text:p text:style-name="P57"/>
      <text:p text:style-name="P30"><text:span text:style-name="T3">Utl</text:span><text:span text:style-name="T45">:</text:span></text:p>
      <text:p text:style-name="P69">Previamente: Utilidades.</text:p>
      <text:p text:style-name="P30">Esta clase es estática y en ella se encuentran las constantes de tipo entero que representan a los todos tipos de tokens y algunos <text:span text:style-name="T38">métodos</text:span> <text:span text:style-name="T38">estáticos</text:span> que utilizan otras clases.</text:p>
      <text:p text:style-name="P30"/>
      <text:p text:style-name="P32"><text:span text:style-name="T3">SintacticException</text:span><text:span text:style-name="T45">:</text:span></text:p>
      <text:p text:style-name="P32">Clase que hereda de Exception y es utilizada por <text:span text:style-name="T53">AnalizadorSintáctico</text:span> para lanzar excep<text:span text:style-name="T39">c</text:span>iones.</text:p>
      <text:p text:style-name="P31"/>
      <text:p text:style-name="P31"/>
      <text:h text:style-name="P101" text:outline-level="1">Decisiones de diseño:</text:h>
      <text:p text:style-name="P33"/>
      <text:list xml:id="list3661025164" text:style-name="L1">
        <text:list-item>
          <text:p text:style-name="P85"/>
        </text:list-item>
      </text:list>
      <text:p text:style-name="P33"/>
      <text:p text:style-name="P33"/>
      <text:h text:style-name="Heading_20_2" text:outline-level="2">Observaciones generales:</text:h>
      <text:p text:style-name="P34"/>
      <text:p text:style-name="P88"/>
      <text:p text:style-name="P33"/>
      <text:h text:style-name="P101" text:outline-level="1">Logros</text:h>
      <text:p text:style-name="P34"/>
      <text:p text:style-name="P34">Los logros que se intentan alcanzar en esta etapa son:</text:p>
      <text:p text:style-name="P34"/>
      <text:p text:style-name="P34"/>
      <text:list xml:id="list655127193" text:style-name="L2">
        <text:list-item>
          <text:p text:style-name="P89"/>
        </text:list-item>
      </text:list>
      <text:p text:style-name="P33"/>
      <text:p text:style-name="P33"/>
      <text:p text:style-name="P33"/>
      <text:h text:style-name="P104" text:outline-level="1"><text:span text:style-name="T24">C</text:span><text:span text:style-name="T9">ompilación y Ejecución</text:span></text:h>
      <text:p text:style-name="P2"/>
      <text:p text:style-name="P51"><text:span text:style-name="T10">Para compilar el programa desde consola se </text:span><text:span text:style-name="T12">deberá</text:span><text:span text:style-name="T10"> ejecutar </text:span><text:span text:style-name="T12">el siguiente comando</text:span></text:p>
      <text:p text:style-name="P2"/>
      <text:p text:style-name="P73"><text:span text:style-name="T19">&gt;</text:span><text:span text:style-name="T9">javac Principal.java</text:span></text:p>
      <text:p text:style-name="P2"/>
      <text:p text:style-name="P67"><text:span text:style-name="T9">Observación: Si este comando no compila todas las clases </text:span><text:span text:style-name="T19">del programa</text:span><text:span text:style-name="T9"> se </text:span><text:span text:style-name="T19">deberá</text:span><text:span text:style-name="T9"> ejecutar entonces</text:span></text:p>
      <text:p text:style-name="P2"/>
      <text:p text:style-name="P73"><text:span text:style-name="T19">&gt;</text:span><text:span text:style-name="T9">javac Principal.java </text:span><text:span text:style-name="T26">AnalizadorSintactico.java</text:span><text:span text:style-name="T9"> AnalizadorLexico.java </text:span><text:span text:style-name="T26">Utl</text:span><text:span text:style-name="T9">.java Token.java EntradaSalida.java LexicoException.java </text:span><text:span text:style-name="T26">SintacticException.java</text:span></text:p>
      <text:p text:style-name="P2"/>
      <text:p text:style-name="P51"><text:span text:style-name="T10">Para la ejecución del programa desde consola se </text:span><text:span text:style-name="T12">deberá</text:span><text:span text:style-name="T10"> ejecutar</text:span></text:p>
      <text:p text:style-name="P2"/>
      <text:p text:style-name="P74"><text:span text:style-name="T20">&gt;</text:span><text:span text:style-name="T9">java Principal &lt;archivo fuente&gt;</text:span></text:p>
      <text:p text:style-name="P2"/>
      <text:p text:style-name="P51"><text:span text:style-name="T10">Donde </text:span><text:span text:style-name="T22">&lt;archivo fuente&gt;</text:span><text:span text:style-name="T10"> es el path absoluto o relativo dependiendo de donde se encuentra el archivo fuente </text:span><text:span text:style-name="T12">a analizar </text:span><text:span text:style-name="T10">en el equipo. </text:span></text:p>
      <text:p text:style-name="P4"/>
      <text:h text:style-name="P90" text:outline-level="1"/>
      <text:h text:style-name="P92" text:outline-level="1">Ejemplos:</text:h>
      <text:h text:style-name="P93" text:outline-level="1"/>
      <text:h text:style-name="P97" text:outline-level="1"><text:span text:style-name="T20">&gt;</text:span><text:span text:style-name="T23">java Principal </text:span><text:span text:style-name="T25">Test/Correctos/Test1.java</text:span></text:h>
      <text:h text:style-name="P96" text:outline-level="1"/>
      <text:h text:style-name="P87" text:outline-level="1"><text:span text:style-name="T13">E</text:span><text:span text:style-name="T10">l archivo Test1.java debe estar dentro del directorio Test/Correctos/ que se encuentra en el mismo directorio que los archivos </text:span><text:span text:style-name="T18">fuente</text:span></text:h>
      <text:h text:style-name="P94" text:outline-level="1"/>
      <text:h text:style-name="P97" text:outline-level="1"><text:span text:style-name="T20">&gt;</text:span><text:span text:style-name="T23">java Principal </text:span><text:span text:style-name="T33">C</text:span><text:a xlink:type="simple" xlink:href="file:///C:/Testing/Incorrectos/Test2.java" text:style-name="Internet_20_link" text:visited-style-name="Visited_20_Internet_20_Link"><text:span text:style-name="T34">:/Testing/Incorrectos/Test2.jav</text:span></text:a><text:span text:style-name="T33">a</text:span></text:h>
      <text:h text:style-name="P97" text:outline-level="1"><text:span text:style-name="T25"/></text:h>
      <text:h text:style-name="P87" text:outline-level="1"><text:span text:style-name="T13">E</text:span><text:span text:style-name="T10">l archivo Test2.java debe estar dentro del directorio </text:span><text:span text:style-name="T17">que especifica el path absoluto</text:span></text:h>
      <text:h text:style-name="P103" text:outline-level="1">Errores <text:span text:style-name="T55">sintácticos</text:span> detectados.</text:h>
      <text:p text:style-name="P5"/>
      <text:h text:style-name="Heading_20_3" text:outline-level="3"><text:span text:style-name="T55">Tipo error</text:span>: </text:h>
      <text:p text:style-name="P5"/>
      <text:p text:style-name="P91">Explicacion error...</text:p>
      <text:h text:style-name="P101" text:outline-level="1">Testing</text:h>
      <text:p text:style-name="P7"/>
      <text:p text:style-name="P7">Para el testing del programa se utilizaron varios casos de prueba tanto correctos como incorrectos.</text:p>
      <text:p text:style-name="P7">A continuación se listaran los nombres de los archivos de test junto con una breve descripción de su propósito y resultados esperados.</text:p>
      <text:p text:style-name="P7"/>
      <text:h text:style-name="Heading_20_2" text:outline-level="2">Casos de test correctos:</text:h>
      <text:p text:style-name="P7"/>
      <text:p text:style-name="P25">Test1.java</text:p>
      <text:p text:style-name="P7"/>
      <text:p text:style-name="P7"><text:span text:style-name="T55">Explicacion..</text:span>.</text:p>
      <text:p text:style-name="P21"/>
      <text:h text:style-name="Heading_20_2" text:outline-level="2">Casos de test incorrectos:</text:h>
      <text:p text:style-name="P21"/>
      <text:p text:style-name="P13">Test1.java</text:p>
      <text:p text:style-name="P21"/>
      <text:p text:style-name="P22"><text:span text:style-name="T55">Explicacion..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20:38:41.471000000</meta:creation-date>
    <dc:date>2018-09-18T12:55:53.731000000</dc:date>
    <meta:editing-duration>PT1H48M28S</meta:editing-duration>
    <meta:editing-cycles>20</meta:editing-cycles>
    <meta:generator>LibreOffice/6.0.0.3$Windows_X86_64 LibreOffice_project/64a0f66915f38c6217de274f0aa8e15618924765</meta:generator>
    <meta:document-statistic meta:table-count="0" meta:image-count="0" meta:object-count="0" meta:page-count="7" meta:paragraph-count="57" meta:word-count="316" meta:character-count="2308" meta:non-whitespace-character-count="2047"/>
  </office:meta>
</office:document-meta>
</file>